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Util.isUserInRole( final User user ,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Util.getApplication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getUser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Uti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Uti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Util.getData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isUserInRole( final User user , final String role , final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